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2.9528in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1.3118in" fo:text-align="end" style:justify-single-word="false" fo:text-indent="0in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start" style:justify-single-word="false" fo:text-indent="2.9528in" style:auto-text-indent="false" style:page-number="auto" fo:background-color="transparent">
        <style:tab-stops>
          <style:tab-stop style:position="2.9528in"/>
          <style:tab-stop style:position="2.9634in"/>
          <style:tab-stop style:position="3.0835in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1.3189in" fo:text-align="start" style:justify-single-word="false" fo:text-indent="2.9528in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2.9528in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97085" officeooo:paragraph-rsid="00197085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line-height="150%"/>
      <style:text-properties style:font-name="Times New Roman" fo:font-size="14pt" fo:font-weight="normal" officeooo:rsid="00e09d4e" officeooo:paragraph-rsid="00e799c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indent="0.50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indent="0.502in" style:auto-text-indent="false" fo:background-color="transparent"/>
      <style:text-properties style:font-name="Times New Roman" fo:font-size="14pt" officeooo:rsid="005e72bf" officeooo:paragraph-rsid="005e72bf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7085" officeooo:paragraph-rsid="0019708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9718" officeooo:paragraph-rsid="00a19778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50%"/>
      <style:text-properties style:font-name="Times New Roman" fo:font-size="14pt" fo:font-weight="bold" officeooo:paragraph-rsid="00a40ba1"/>
    </style:style>
    <style:style style:name="P17" style:family="paragraph" style:parent-style-name="Text_20_body">
      <style:paragraph-properties fo:line-height="150%"/>
      <style:text-properties style:font-name="Times New Roman" fo:font-size="14pt" officeooo:paragraph-rsid="00e8abda"/>
    </style:style>
    <style:style style:name="P18" style:family="paragraph" style:parent-style-name="Text_20_body">
      <style:paragraph-properties fo:line-height="150%"/>
      <style:text-properties officeooo:rsid="0027e178" officeooo:paragraph-rsid="0027e178"/>
    </style:style>
    <style:style style:name="P19" style:family="paragraph" style:parent-style-name="Text_20_body">
      <style:paragraph-properties fo:line-height="150%"/>
      <style:text-properties officeooo:rsid="0027e178" officeooo:paragraph-rsid="009d7330"/>
    </style:style>
    <style:style style:name="P20" style:family="paragraph" style:parent-style-name="Text_20_body">
      <style:paragraph-properties fo:line-height="150%"/>
      <style:text-properties officeooo:paragraph-rsid="005af0a4"/>
    </style:style>
    <style:style style:name="P21" style:family="paragraph" style:parent-style-name="Text_20_body">
      <style:paragraph-properties fo:line-height="150%"/>
      <style:text-properties officeooo:paragraph-rsid="005dae09"/>
    </style:style>
    <style:style style:name="P2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indent="0in" style:auto-text-indent="false" style:page-number="auto" fo:background-color="transparent"/>
      <style:text-properties officeooo:paragraph-rsid="00ae2770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502in" style:auto-text-indent="false" style:page-number="auto" fo:background-color="transparent" fo:padding="0in" fo:border="none"/>
      <style:text-properties officeooo:paragraph-rsid="00de5a7e"/>
    </style:style>
    <style:style style:name="P2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indent="0.5in" style:auto-text-indent="false" style:page-number="auto" fo:background-color="transparent"/>
      <style:text-properties officeooo:paragraph-rsid="00dc1ff3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502in" style:auto-text-indent="false" style:page-number="auto" fo:background-color="transparent"/>
      <style:text-properties fo:font-variant="normal" fo:text-transform="none" fo:color="#1a1a1a" loext:opacity="100%" style:font-name="Times New Roman" fo:font-size="14pt" fo:letter-spacing="normal" fo:font-style="normal" fo:font-weight="normal" officeooo:paragraph-rsid="00b38964" style:font-size-asian="14pt" style:font-size-complex="14pt"/>
    </style:style>
    <style:style style:name="P26" style:family="paragraph" style:parent-style-name="Text_20_body">
      <style:paragraph-properties fo:line-height="150%"/>
      <style:text-properties fo:font-weight="normal" officeooo:rsid="00e9f2ec" officeooo:paragraph-rsid="00e9f2ec" style:font-weight-asian="normal" style:font-weight-complex="normal"/>
    </style:style>
    <style:style style:name="P2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indent="0.5in" style:auto-text-indent="false" style:page-number="auto" fo:background-color="transparent"/>
      <style:text-properties style:text-underline-style="none" fo:font-weight="normal" officeooo:rsid="00ee348d" officeooo:paragraph-rsid="00e982c5" style:font-weight-asian="normal" style:font-weight-complex="normal"/>
    </style:style>
    <style:style style:name="P2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0" style:family="paragraph" style:parent-style-name="Heading_20_1" style:list-style-name="">
      <style:paragraph-properties fo:line-height="150%"/>
      <style:text-properties style:font-name="Times New Roman" fo:font-size="18pt" style:font-size-asian="18pt" style:font-size-complex="18pt"/>
    </style:style>
    <style:style style:name="P31" style:family="paragraph" style:parent-style-name="Heading_20_1">
      <style:paragraph-properties fo:line-height="150%" fo:break-before="page"/>
      <style:text-properties style:font-name="Times New Roman" fo:font-size="18pt" style:font-size-asian="18pt" style:font-size-complex="18pt"/>
    </style:style>
    <style:style style:name="P32" style:family="paragraph" style:parent-style-name="Heading_20_1">
      <style:paragraph-properties fo:line-height="150%" fo:break-before="page"/>
      <style:text-properties style:font-name="Times New Roman" officeooo:paragraph-rsid="0024a39e"/>
    </style:style>
    <style:style style:name="P33" style:family="paragraph" style:parent-style-name="Heading_20_1">
      <style:text-properties style:font-name="Times New Roman" fo:font-size="14pt" style:font-size-asian="14pt" style:font-size-complex="14pt"/>
    </style:style>
    <style:style style:name="P34" style:family="paragraph" style:parent-style-name="Heading_20_1">
      <style:paragraph-properties fo:break-before="page"/>
      <style:text-properties style:font-name="Times New Roman"/>
    </style:style>
    <style:style style:name="P35" style:family="paragraph" style:parent-style-name="Heading_20_2">
      <style:paragraph-properties fo:line-height="150%"/>
      <style:text-properties fo:font-variant="normal" fo:text-transform="none" fo:color="#1a1a1a" loext:opacity="100%" style:font-name="Times New Roman" fo:font-size="14pt" fo:letter-spacing="normal" fo:font-style="normal" fo:font-weight="bold" officeooo:rsid="00a40ba1" officeooo:paragraph-rsid="00b38964" style:font-size-asian="14pt" style:font-weight-asian="bold" style:font-size-complex="14pt" style:font-weight-complex="bold"/>
    </style:style>
    <style:style style:name="P36" style:family="paragraph" style:parent-style-name="Heading_20_2">
      <style:paragraph-properties fo:margin-top="0in" fo:margin-bottom="0in" style:contextual-spacing="false" fo:line-height="150%" fo:text-align="justify" style:justify-single-word="false" fo:orphans="2" fo:widows="2" fo:padding="0in" fo:border="none"/>
      <style:text-properties fo:font-variant="normal" fo:text-transform="none" fo:color="#1a1a1a" loext:opacity="100%" style:font-name="Times New Roman" fo:font-size="14pt" fo:letter-spacing="normal" fo:font-style="normal" fo:font-weight="bold" officeooo:paragraph-rsid="00b38964" style:font-size-asian="14pt" style:font-weight-asian="bold" style:font-size-complex="14pt" style:font-weight-complex="bold"/>
    </style:style>
    <style:style style:name="P37" style:family="paragraph" style:parent-style-name="Heading_20_2">
      <style:text-properties style:font-name="Times New Roman" fo:font-size="14pt" style:font-size-asian="14pt" style:font-size-complex="14pt"/>
    </style:style>
    <style:style style:name="P38" style:family="paragraph" style:parent-style-name="Text_20_body" style:list-style-name="L1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fo:font-weight="normal" officeooo:paragraph-rsid="00a333a3" style:font-size-asian="14pt" style:font-size-complex="14pt"/>
    </style:style>
    <style:style style:name="P39" style:family="paragraph" style:parent-style-name="Text_20_body" style:list-style-name="L1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fo:font-weight="normal" officeooo:paragraph-rsid="007c1a52" style:font-size-asian="14pt" style:font-size-complex="14pt"/>
    </style:style>
    <style:style style:name="P40" style:family="paragraph" style:parent-style-name="Text_20_body" style:list-style-name="L7">
      <style:paragraph-properties fo:margin-top="0in" fo:margin-bottom="0.0835in" style:contextual-spacing="false" fo:line-height="150%" fo:orphans="2" fo:widows="2"/>
      <style:text-properties fo:font-variant="normal" fo:text-transform="none" fo:color="#000000" loext:opacity="100%" style:font-name="Times New Roman" fo:font-size="14pt" fo:letter-spacing="normal" fo:font-style="normal" fo:font-weight="normal" officeooo:paragraph-rsid="00dc1ff3" style:font-size-asian="14pt" style:font-size-complex="14pt"/>
    </style:style>
    <style:style style:name="P41" style:family="paragraph" style:parent-style-name="Text_20_body" style:list-style-name="L8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fo:font-weight="normal" officeooo:rsid="001fc552" officeooo:paragraph-rsid="001fc552" style:font-size-asian="14pt" style:font-size-complex="14pt"/>
    </style:style>
    <style:style style:name="P42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 fo:orphans="2" fo:widows="2" fo:padding="0in" fo:border="none"/>
      <style:text-properties fo:font-variant="normal" fo:text-transform="none" fo:color="#1a1a1a" loext:opacity="100%" style:font-name="Times New Roman" fo:font-size="14pt" fo:letter-spacing="normal" fo:font-style="normal" fo:font-weight="normal" officeooo:paragraph-rsid="00b38964" style:font-size-asian="14pt" style:font-size-complex="14pt"/>
    </style:style>
    <style:style style:name="P43" style:family="paragraph" style:parent-style-name="Text_20_body" style:list-style-name="L4">
      <style:paragraph-properties fo:line-height="150%"/>
      <style:text-properties fo:font-variant="normal" fo:text-transform="none" fo:color="#1a1a1a" loext:opacity="100%" style:font-name="Times New Roman" fo:font-size="14pt" fo:letter-spacing="normal" fo:font-style="normal" fo:font-weight="normal" officeooo:paragraph-rsid="00b5e6f1" style:font-size-asian="14pt" style:font-size-complex="14pt"/>
    </style:style>
    <style:style style:name="P44" style:family="paragraph" style:parent-style-name="Text_20_body" style:list-style-name="L5">
      <style:paragraph-properties fo:line-height="150%"/>
      <style:text-properties fo:font-variant="normal" fo:text-transform="none" fo:color="#1a1a1a" loext:opacity="100%" style:font-name="Times New Roman" fo:font-size="14pt" fo:letter-spacing="normal" fo:font-style="normal" fo:font-weight="normal" officeooo:paragraph-rsid="00b5e6f1" style:font-size-asian="14pt" style:font-size-complex="14pt"/>
    </style:style>
    <style:style style:name="P45" style:family="paragraph" style:parent-style-name="Text_20_body" style:list-style-name="L4">
      <style:paragraph-properties fo:line-height="150%"/>
      <style:text-properties fo:font-variant="normal" fo:text-transform="none" fo:color="#1a1a1a" loext:opacity="100%" style:font-name="Times New Roman" fo:font-size="14pt" fo:letter-spacing="normal" fo:font-style="normal" fo:font-weight="normal" officeooo:rsid="008a79fd" officeooo:paragraph-rsid="00b5e6f1" style:font-size-asian="14pt" style:font-size-complex="14pt"/>
    </style:style>
    <style:style style:name="P46" style:family="paragraph" style:parent-style-name="Text_20_body" style:list-style-name="L5">
      <style:paragraph-properties fo:line-height="150%"/>
      <style:text-properties fo:font-variant="normal" fo:text-transform="none" fo:color="#1a1a1a" loext:opacity="100%" style:font-name="Times New Roman" fo:font-size="14pt" fo:letter-spacing="normal" fo:font-style="normal" fo:font-weight="normal" officeooo:rsid="008a79fd" officeooo:paragraph-rsid="00b5e6f1" style:font-size-asian="14pt" style:font-size-complex="14pt"/>
    </style:style>
    <style:style style:name="P47" style:family="paragraph" style:parent-style-name="Text_20_body" style:list-style-name="L2">
      <style:paragraph-properties fo:line-height="150%"/>
      <style:text-properties style:font-name="Times New Roman" fo:font-size="14pt" fo:font-weight="normal" officeooo:rsid="00e09d4e" officeooo:paragraph-rsid="00e09d4e" style:font-size-asian="14pt" style:font-weight-asian="normal" style:font-size-complex="14pt" style:font-weight-complex="normal"/>
    </style:style>
    <style:style style:name="P48" style:family="paragraph" style:parent-style-name="Text_20_body" style:list-style-name="L7">
      <style:paragraph-properties fo:margin-top="0in" fo:margin-bottom="0.0835in" style:contextual-spacing="false" fo:line-height="150%" fo:orphans="2" fo:widows="2"/>
      <style:text-properties style:font-name="Times New Roman" fo:font-size="14pt" fo:font-weight="normal" officeooo:paragraph-rsid="0105dd3c" style:font-size-asian="14pt" style:font-size-complex="14pt"/>
    </style:style>
    <style:style style:name="P49" style:family="paragraph" style:parent-style-name="Text_20_body" style:list-style-name="L7">
      <style:paragraph-properties fo:margin-top="0in" fo:margin-bottom="0.0835in" style:contextual-spacing="false" fo:line-height="150%" fo:orphans="2" fo:widows="2"/>
      <style:text-properties style:font-name="Times New Roman" fo:font-size="14pt" fo:font-weight="normal" officeooo:rsid="005518d5" officeooo:paragraph-rsid="0105dd3c" style:font-size-asian="14pt" style:font-size-complex="14pt"/>
    </style:style>
    <style:style style:name="P50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fo:line-height="150%" fo:orphans="2" fo:widows="2" fo:text-indent="0.5in" style:auto-text-indent="false" style:page-number="auto" fo:background-color="transparent"/>
      <style:text-properties style:font-name="Times New Roman" fo:font-size="14pt" fo:font-weight="normal" officeooo:rsid="0106d7e7" officeooo:paragraph-rsid="0106d7e7" style:font-size-asian="14pt" style:font-size-complex="14pt"/>
    </style:style>
    <style:style style:name="P51" style:family="paragraph" style:parent-style-name="Text_20_body" style:list-style-name="L4">
      <style:paragraph-properties fo:line-height="150%"/>
      <style:text-properties style:font-name="Times New Roman" fo:font-size="14pt" officeooo:paragraph-rsid="00b5e6f1" style:font-size-asian="14pt" style:font-size-complex="14pt"/>
    </style:style>
    <style:style style:name="P52" style:family="paragraph" style:parent-style-name="Text_20_body">
      <style:paragraph-properties fo:margin-top="0in" fo:margin-bottom="0.0835in" style:contextual-spacing="false" fo:line-height="150%" fo:orphans="2" fo:widows="2"/>
      <style:text-properties style:font-name="Times New Roman" fo:font-size="14pt" fo:font-weight="bold" officeooo:rsid="0106d7e7" officeooo:paragraph-rsid="0106d7e7" style:font-size-asian="14pt" style:font-weight-asian="bold" style:font-size-complex="14pt" style:font-weight-complex="bold"/>
    </style:style>
    <style:style style:name="P53" style:family="paragraph" style:parent-style-name="Text_20_body" style:list-style-name="L7">
      <style:paragraph-properties fo:line-height="150%"/>
      <style:text-properties officeooo:rsid="0048ec09" officeooo:paragraph-rsid="0105dd3c"/>
    </style:style>
    <style:style style:name="P54" style:family="paragraph" style:parent-style-name="Text_20_body" style:list-style-name="L7">
      <style:paragraph-properties fo:line-height="150%"/>
      <style:text-properties officeooo:rsid="00545e54" officeooo:paragraph-rsid="0105dd3c"/>
    </style:style>
    <style:style style:name="P55" style:family="paragraph" style:parent-style-name="Text_20_body">
      <style:paragraph-properties fo:line-height="150%"/>
      <style:text-properties officeooo:rsid="00e982c5" officeooo:paragraph-rsid="00e982c5"/>
    </style:style>
    <style:style style:name="P56" style:family="paragraph" style:parent-style-name="Text_20_body">
      <style:paragraph-properties fo:line-height="150%"/>
      <style:text-properties officeooo:rsid="00e982c5" officeooo:paragraph-rsid="01008714"/>
    </style:style>
    <style:style style:name="P57" style:family="paragraph" style:parent-style-name="Text_20_body" style:list-style-name="L8">
      <style:paragraph-properties fo:line-height="150%"/>
      <style:text-properties officeooo:rsid="0036fb69" officeooo:paragraph-rsid="0036fb69"/>
    </style:style>
    <style:style style:name="P58" style:family="paragraph" style:parent-style-name="Text_20_body" style:list-style-name="L8">
      <style:paragraph-properties fo:line-height="150%"/>
      <style:text-properties officeooo:rsid="0021c3d8" officeooo:paragraph-rsid="0021c3d8"/>
    </style:style>
    <style:style style:name="P59" style:family="paragraph" style:parent-style-name="Text_20_body" style:list-style-name="L8">
      <style:paragraph-properties fo:line-height="150%"/>
      <style:text-properties officeooo:paragraph-rsid="00d469c5"/>
    </style:style>
    <style:style style:name="P60" style:family="paragraph" style:parent-style-name="Text_20_body">
      <style:paragraph-properties fo:line-height="150%"/>
    </style:style>
    <style:style style:name="P61" style:family="paragraph" style:parent-style-name="Text_20_body">
      <style:paragraph-properties fo:margin-top="0in" fo:margin-bottom="0in" style:contextual-spacing="false" fo:line-height="150%" fo:text-align="justify" style:justify-single-word="false" fo:orphans="2" fo:widows="2" fo:padding="0in" fo:border="none"/>
      <style:text-properties officeooo:paragraph-rsid="0105dd3c"/>
    </style:style>
    <style:style style:name="P6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indent="0.5in" style:auto-text-indent="false" style:page-number="auto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b00b" style:font-weight-asian="normal" style:font-weight-complex="normal"/>
    </style:style>
    <style:style style:name="T3" style:family="text">
      <style:text-properties fo:font-weight="normal" officeooo:rsid="00ee348d" style:font-weight-asian="normal" style:font-weight-complex="normal"/>
    </style:style>
    <style:style style:name="T4" style:family="text">
      <style:text-properties fo:font-weight="normal" officeooo:rsid="00fd78ac" style:font-weight-asian="normal" style:font-weight-complex="normal"/>
    </style:style>
    <style:style style:name="T5" style:family="text">
      <style:text-properties fo:font-weight="normal" officeooo:rsid="00fe9acc" style:font-weight-asian="normal" style:font-weight-complex="normal"/>
    </style:style>
    <style:style style:name="T6" style:family="text">
      <style:text-properties fo:font-weight="normal" officeooo:rsid="00ff88ab" style:font-weight-asian="normal" style:font-weight-complex="normal"/>
    </style:style>
    <style:style style:name="T7" style:family="text">
      <style:text-properties fo:font-weight="normal" officeooo:rsid="01008714" style:font-weight-asian="normal" style:font-weight-complex="normal"/>
    </style:style>
    <style:style style:name="T8" style:family="text">
      <style:text-properties fo:font-weight="normal" officeooo:rsid="010189ef" style:font-weight-asian="normal" style:font-weight-complex="normal"/>
    </style:style>
    <style:style style:name="T9" style:family="text">
      <style:text-properties fo:font-weight="normal" officeooo:rsid="01023d7f" style:font-weight-asian="normal" style:font-weight-complex="normal"/>
    </style:style>
    <style:style style:name="T10" style:family="text">
      <style:text-properties fo:font-weight="normal" officeooo:rsid="01041e9e" style:font-weight-asian="normal" style:font-weight-complex="normal"/>
    </style:style>
    <style:style style:name="T11" style:family="text">
      <style:text-properties fo:font-weight="normal" style:font-name-asian="Times New Roman1" style:language-asian="ru" style:country-asian="RU" style:font-weight-asian="normal"/>
    </style:style>
    <style:style style:name="T12" style:family="text">
      <style:text-properties fo:font-weight="normal" officeooo:rsid="00a40ba1" style:font-size-asian="14pt" style:font-weight-asian="normal" style:font-size-complex="14pt" style:font-weight-complex="normal"/>
    </style:style>
    <style:style style:name="T13" style:family="text">
      <style:text-properties fo:font-weight="normal" officeooo:rsid="00a44434" style:font-size-asian="14pt" style:font-weight-asian="normal" style:font-size-complex="14pt" style:font-weight-complex="normal"/>
    </style:style>
    <style:style style:name="T14" style:family="text">
      <style:text-properties fo:font-weight="normal" officeooo:rsid="00a4a533" style:font-size-asian="14pt" style:font-weight-asian="normal" style:font-size-complex="14pt" style:font-weight-complex="normal"/>
    </style:style>
    <style:style style:name="T15" style:family="text">
      <style:text-properties fo:font-weight="normal" officeooo:rsid="00d8199f" style:font-size-asian="14pt" style:font-weight-asian="normal" style:font-size-complex="14pt" style:font-weight-complex="normal"/>
    </style:style>
    <style:style style:name="T16" style:family="text">
      <style:text-properties fo:font-weight="normal" officeooo:rsid="00d8dee5" style:font-size-asian="14pt" style:font-weight-asian="normal" style:font-size-complex="14pt" style:font-weight-complex="normal"/>
    </style:style>
    <style:style style:name="T17" style:family="text">
      <style:text-properties officeooo:rsid="00088611"/>
    </style:style>
    <style:style style:name="T18" style:family="text">
      <style:text-properties officeooo:rsid="0018ca93"/>
    </style:style>
    <style:style style:name="T19" style:family="text">
      <style:text-properties officeooo:rsid="001c4704"/>
    </style:style>
    <style:style style:name="T20" style:family="text">
      <style:text-properties officeooo:rsid="002e8787"/>
    </style:style>
    <style:style style:name="T21" style:family="text">
      <style:text-properties fo:font-variant="normal" fo:text-transform="none" fo:color="#000000" loext:opacity="100%" fo:letter-spacing="normal" fo:font-style="normal"/>
    </style:style>
    <style:style style:name="T22" style:family="text">
      <style:text-properties fo:font-variant="normal" fo:text-transform="none" fo:color="#000000" loext:opacity="100%" fo:letter-spacing="normal" fo:font-style="normal" officeooo:rsid="00c86580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d8dee5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d9a997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e8abda" style:font-size-asian="14pt" style:font-size-complex="14pt"/>
    </style:style>
    <style:style style:name="T27" style:family="text">
      <style:text-properties fo:font-variant="normal" fo:text-transform="none" fo:color="#000000" loext:opacity="100%" fo:letter-spacing="normal" fo:font-style="normal" officeooo:rsid="0056ce89"/>
    </style:style>
    <style:style style:name="T28" style:family="text">
      <style:text-properties fo:font-variant="normal" fo:text-transform="none" fo:color="#000000" loext:opacity="100%" fo:letter-spacing="normal" fo:font-style="normal" officeooo:rsid="007564da"/>
    </style:style>
    <style:style style:name="T29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4033fa" style:font-size-asian="14pt" style:font-size-complex="14pt"/>
    </style:style>
    <style:style style:name="T3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43d394" style:font-size-asian="14pt" style:font-size-complex="14pt"/>
    </style:style>
    <style:style style:name="T3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39a64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ae2770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ce8b29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d0649f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639a64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ce8b29" style:font-size-asian="14pt" style:font-size-complex="14pt"/>
    </style:style>
    <style:style style:name="T38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39" style:family="text">
      <style:text-properties fo:font-variant="normal" fo:text-transform="none" fo:color="#1a1a1a" loext:opacity="100%" style:font-name="Times New Roman" fo:font-size="14pt" fo:letter-spacing="normal" fo:font-style="normal" fo:font-weight="bold" style:font-size-asian="14pt" style:font-size-complex="14pt"/>
    </style:style>
    <style:style style:name="T40" style:family="text">
      <style:text-properties fo:font-variant="normal" fo:text-transform="none" fo:color="#1a1a1a" loext:opacity="100%" style:font-name="Times New Roman" fo:font-size="14pt" fo:letter-spacing="normal" fo:font-style="normal" fo:font-weight="bold" officeooo:rsid="00c55200" style:font-size-asian="14pt" style:font-size-complex="14pt"/>
    </style:style>
    <style:style style:name="T41" style:family="text">
      <style:text-properties fo:font-variant="normal" fo:text-transform="none" fo:color="#1a1a1a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1a1a1a" loext:opacity="100%" style:font-name="Times New Roman" fo:font-size="14pt" fo:letter-spacing="normal" fo:font-style="normal" fo:font-weight="bold" officeooo:rsid="00dd5609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1a1a1a" loext:opacity="100%" style:font-name="Times New Roman" fo:font-size="14pt" fo:letter-spacing="normal" fo:font-style="normal" fo:font-weight="bold" officeooo:rsid="00de5a7e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1a1a1a" loext:opacity="100%" style:font-name="Times New Roman" fo:font-size="14pt" fo:letter-spacing="normal" fo:font-style="normal" fo:font-weight="bold" officeooo:rsid="00df7713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1a1a1a" loext:opacity="100%" style:font-name="Times New Roman" fo:font-size="14pt" fo:letter-spacing="normal" fo:font-style="normal" fo:font-weight="bold" officeooo:rsid="00e8abda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1a1a1a" loext:opacity="100%" style:font-name="Times New Roman" fo:font-size="14pt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fo:color="#1a1a1a" loext:opacity="100%" style:font-name="Times New Roman" fo:font-size="14pt" fo:letter-spacing="normal" fo:font-style="normal" fo:font-weight="normal" officeooo:rsid="00c55200" style:font-size-asian="14pt" style:font-size-complex="14pt"/>
    </style:style>
    <style:style style:name="T48" style:family="text">
      <style:text-properties fo:font-variant="normal" fo:text-transform="none" fo:color="#1a1a1a" loext:opacity="100%" style:font-name="Times New Roman" fo:font-size="14pt" fo:letter-spacing="normal" fo:font-style="normal" fo:font-weight="normal" officeooo:rsid="00e8abda" style:font-size-asian="14pt" style:font-size-complex="14pt"/>
    </style:style>
    <style:style style:name="T49" style:family="text">
      <style:text-properties fo:font-variant="normal" fo:text-transform="none" fo:color="#1a1a1a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1a1a1a" loext:opacity="100%" style:font-name="Times New Roman" fo:font-size="14pt" fo:letter-spacing="normal" fo:font-style="normal" fo:font-weight="normal" officeooo:rsid="00c55200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1a1a1a" loext:opacity="100%" style:font-name="Times New Roman" fo:font-size="14pt" fo:letter-spacing="normal" fo:font-style="normal" fo:font-weight="normal" officeooo:rsid="008a79fd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1a1a1a" loext:opacity="100%" style:font-name="Times New Roman" fo:font-size="14pt" fo:letter-spacing="normal" fo:font-style="normal" fo:font-weight="normal" officeooo:rsid="00dd5609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1a1a1a" loext:opacity="100%" style:font-name="Times New Roman" fo:font-size="14pt" fo:letter-spacing="normal" fo:font-style="normal" fo:font-weight="normal" officeooo:rsid="00e09d4e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1a1a1a" loext:opacity="100%" style:font-name="Times New Roman" fo:font-size="14pt" fo:letter-spacing="normal" fo:font-style="normal" fo:font-weight="normal" officeooo:rsid="00e2e806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1a1a1a" loext:opacity="100%" fo:letter-spacing="normal" fo:font-style="normal"/>
    </style:style>
    <style:style style:name="T56" style:family="text">
      <style:text-properties fo:font-variant="normal" fo:text-transform="none" fo:color="#1a1a1a" loext:opacity="100%" fo:letter-spacing="normal" fo:font-style="normal" fo:font-weight="normal"/>
    </style:style>
    <style:style style:name="T57" style:family="text">
      <style:text-properties fo:font-variant="normal" fo:text-transform="none" fo:color="#1a1a1a" loext:opacity="100%" fo:letter-spacing="normal" fo:font-style="normal" fo:font-weight="normal" officeooo:rsid="00c15cad"/>
    </style:style>
    <style:style style:name="T58" style:family="text">
      <style:text-properties fo:font-variant="normal" fo:text-transform="none" fo:color="#1a1a1a" loext:opacity="100%" fo:letter-spacing="normal" fo:font-style="normal" officeooo:rsid="01075387"/>
    </style:style>
    <style:style style:name="T59" style:family="text">
      <style:text-properties fo:font-variant="normal" fo:text-transform="none" fo:color="#e8eaed" loext:opacity="100%" style:font-name="Google Sans" fo:font-size="12pt" fo:letter-spacing="normal" fo:font-style="normal" fo:font-weight="normal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e2eeff" loext:opacity="100%" style:font-name="Google Sans" fo:font-size="12pt" fo:letter-spacing="normal" fo:font-style="normal" fo:font-weight="normal" fo:background-color="#4285f4" loext:char-shading-value="0" style:font-size-asian="14pt" style:font-weight-asian="bold" style:font-size-complex="14pt" style:font-weight-complex="bold"/>
    </style:style>
    <style:style style:name="T61" style:family="text">
      <style:text-properties officeooo:rsid="0027e178"/>
    </style:style>
    <style:style style:name="T62" style:family="text">
      <style:text-properties style:font-name="Times New Roman" fo:font-size="14pt" style:font-size-asian="14pt" style:font-size-complex="14pt"/>
    </style:style>
    <style:style style:name="T63" style:family="text">
      <style:text-properties style:font-name="Times New Roman" fo:font-size="14pt" officeooo:rsid="0027e178" style:font-size-asian="14pt" style:font-size-complex="14pt"/>
    </style:style>
    <style:style style:name="T64" style:family="text">
      <style:text-properties style:font-name="Times New Roman" fo:font-size="14pt" officeooo:rsid="003fe847" style:font-size-asian="14pt" style:font-size-complex="14pt"/>
    </style:style>
    <style:style style:name="T65" style:family="text">
      <style:text-properties style:font-name="Times New Roman" fo:font-size="14pt" officeooo:rsid="00d2d53e" style:font-size-asian="14pt" style:font-size-complex="14pt"/>
    </style:style>
    <style:style style:name="T66" style:family="text">
      <style:text-properties style:font-name="Times New Roman" fo:font-size="14pt" officeooo:rsid="0021c3d8" style:font-size-asian="14pt" style:font-size-complex="14pt"/>
    </style:style>
    <style:style style:name="T67" style:family="text">
      <style:text-properties style:font-name="Times New Roman" fo:font-size="14pt" fo:font-weight="normal" officeooo:rsid="00c55200" style:font-size-asian="14pt" style:font-weight-asian="normal" style:font-size-complex="14pt" style:font-weight-complex="normal"/>
    </style:style>
    <style:style style:name="T68" style:family="text">
      <style:text-properties style:font-name="Times New Roman" fo:font-size="14pt" fo:font-weight="normal" officeooo:rsid="00657a82" style:font-size-asian="14pt" style:font-weight-asian="normal" style:font-size-complex="14pt" style:font-weight-complex="normal"/>
    </style:style>
    <style:style style:name="T69" style:family="text">
      <style:text-properties officeooo:rsid="004b3fec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7e178" style:font-weight-asian="bold" style:font-weight-complex="bold"/>
    </style:style>
    <style:style style:name="T72" style:family="text">
      <style:text-properties fo:font-weight="bold" officeooo:rsid="002e8787" style:font-weight-asian="bold" style:font-weight-complex="bold"/>
    </style:style>
    <style:style style:name="T73" style:family="text">
      <style:text-properties fo:font-weight="bold" officeooo:rsid="00a44434" style:font-weight-asian="bold" style:font-weight-complex="bold"/>
    </style:style>
    <style:style style:name="T74" style:family="text">
      <style:text-properties fo:font-weight="bold" officeooo:rsid="0045a866" style:font-weight-asian="bold" style:font-weight-complex="bold"/>
    </style:style>
    <style:style style:name="T75" style:family="text">
      <style:text-properties fo:font-weight="bold" officeooo:rsid="0048ec09" style:font-weight-asian="bold" style:font-weight-complex="bold"/>
    </style:style>
    <style:style style:name="T76" style:family="text">
      <style:text-properties fo:font-weight="bold" officeooo:rsid="005518d5" style:font-weight-asian="bold" style:font-weight-complex="bold"/>
    </style:style>
    <style:style style:name="T77" style:family="text">
      <style:text-properties fo:font-weight="bold" officeooo:rsid="005aa01e" style:font-weight-asian="bold" style:font-weight-complex="bold"/>
    </style:style>
    <style:style style:name="T78" style:family="text">
      <style:text-properties officeooo:rsid="004b6350"/>
    </style:style>
    <style:style style:name="T79" style:family="text">
      <style:text-properties officeooo:rsid="004f71c5"/>
    </style:style>
    <style:style style:name="T80" style:family="text">
      <style:text-properties officeooo:rsid="00545e54"/>
    </style:style>
    <style:style style:name="T81" style:family="text">
      <style:text-properties officeooo:rsid="005518d5"/>
    </style:style>
    <style:style style:name="T82" style:family="text">
      <style:text-properties officeooo:rsid="00580e2e"/>
    </style:style>
    <style:style style:name="T83" style:family="text">
      <style:text-properties officeooo:rsid="0061d5e4"/>
    </style:style>
    <style:style style:name="T84" style:family="text">
      <style:text-properties officeooo:rsid="00639a64"/>
    </style:style>
    <style:style style:name="T85" style:family="text">
      <style:text-properties officeooo:rsid="006f13cd"/>
    </style:style>
    <style:style style:name="T86" style:family="text">
      <style:text-properties officeooo:rsid="006fab91"/>
    </style:style>
    <style:style style:name="T87" style:family="text">
      <style:text-properties officeooo:rsid="0070acf7"/>
    </style:style>
    <style:style style:name="T88" style:family="text">
      <style:text-properties officeooo:rsid="00727a64"/>
    </style:style>
    <style:style style:name="T89" style:family="text">
      <style:text-properties officeooo:rsid="00802274"/>
    </style:style>
    <style:style style:name="T90" style:family="text">
      <style:text-properties officeooo:rsid="0081c0e4"/>
    </style:style>
    <style:style style:name="T91" style:family="text">
      <style:text-properties officeooo:rsid="00887e4a"/>
    </style:style>
    <style:style style:name="T92" style:family="text">
      <style:text-properties officeooo:rsid="008af78e"/>
    </style:style>
    <style:style style:name="T93" style:family="text">
      <style:text-properties officeooo:rsid="008d0fae"/>
    </style:style>
    <style:style style:name="T94" style:family="text">
      <style:text-properties officeooo:rsid="00949655"/>
    </style:style>
    <style:style style:name="T95" style:family="text">
      <style:text-properties officeooo:rsid="0098115e"/>
    </style:style>
    <style:style style:name="T96" style:family="text">
      <style:text-properties officeooo:rsid="009c7806"/>
    </style:style>
    <style:style style:name="T97" style:family="text">
      <style:text-properties officeooo:rsid="009d7330"/>
    </style:style>
    <style:style style:name="T98" style:family="text">
      <style:text-properties officeooo:rsid="009fa1e5"/>
    </style:style>
    <style:style style:name="T99" style:family="text">
      <style:text-properties officeooo:rsid="007c1a52"/>
    </style:style>
    <style:style style:name="T100" style:family="text">
      <style:text-properties officeooo:rsid="00a40ba1"/>
    </style:style>
    <style:style style:name="T101" style:family="text">
      <style:text-properties officeooo:rsid="00a8fc67"/>
    </style:style>
    <style:style style:name="T102" style:family="text">
      <style:text-properties officeooo:rsid="00c71526"/>
    </style:style>
    <style:style style:name="T103" style:family="text">
      <style:text-properties officeooo:rsid="00c86580"/>
    </style:style>
    <style:style style:name="T104" style:family="text">
      <style:text-properties fo:color="#000000" loext:opacity="100%" officeooo:rsid="00e8abda" style:font-size-asian="14pt" style:font-size-complex="14pt"/>
    </style:style>
    <style:style style:name="T105" style:family="text">
      <style:text-properties fo:text-transform="uppercas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06" style:family="text">
      <style:text-properties officeooo:rsid="00a40ba1" style:font-size-asian="14pt" style:font-weight-asian="bold" style:font-size-complex="14pt" style:font-weight-complex="bold"/>
    </style:style>
    <style:style style:name="T107" style:family="text">
      <style:text-properties officeooo:rsid="00657a82" style:font-size-asian="14pt" style:font-size-complex="14pt"/>
    </style:style>
    <style:style style:name="T108" style:family="text">
      <style:text-properties officeooo:rsid="008af78e" style:font-size-asian="14pt" style:font-size-complex="14pt"/>
    </style:style>
    <style:style style:name="T109" style:family="text">
      <style:text-properties officeooo:rsid="008d0fae" style:font-size-asian="14pt" style:font-size-complex="14pt"/>
    </style:style>
    <style:style style:name="T110" style:family="text">
      <style:text-properties officeooo:rsid="008b95ec" style:font-size-asian="14pt" style:font-size-complex="14pt"/>
    </style:style>
    <style:style style:name="T111" style:family="text">
      <style:text-properties officeooo:rsid="00dc1ff3" style:font-size-asian="14pt" style:font-size-complex="14pt"/>
    </style:style>
    <style:style style:name="T112" style:family="text">
      <style:text-properties officeooo:rsid="00ddc0f3" style:font-size-asian="14pt" style:font-size-complex="14pt"/>
    </style:style>
    <style:style style:name="T113" style:family="text">
      <style:text-properties officeooo:rsid="00e8abda" style:font-size-asian="14pt" style:font-size-complex="14pt"/>
    </style:style>
    <style:style style:name="T114" style:family="text">
      <style:text-properties officeooo:rsid="00da95d8"/>
    </style:style>
    <style:style style:name="T115" style:family="text">
      <style:text-properties officeooo:rsid="00e799c6"/>
    </style:style>
    <style:style style:name="T116" style:family="text">
      <style:text-properties fo:font-size="14pt" style:font-size-asian="14pt" style:font-size-complex="14pt"/>
    </style:style>
    <style:style style:name="T117" style:family="text">
      <style:text-properties fo:font-size="14pt" officeooo:rsid="010948da" style:font-size-asian="14pt" style:font-size-complex="14pt"/>
    </style:style>
    <style:style style:name="T118" style:family="text">
      <style:text-properties officeooo:rsid="00fc49db"/>
    </style:style>
    <style:style style:name="T119" style:family="text">
      <style:text-properties officeooo:rsid="00ff88a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ОССИЙСКОЙ ФЕДЕРАЦИИ</text:p>
      <text:p text:style-name="P10">федеративное государственное бюджетное образовательное учреждение</text:p>
      <text:p text:style-name="P10">высшего профессионального образования</text:p>
      <text:p text:style-name="P13">“УЛЬЯНОВСКИЙ ГОСУДАРСТВЕННЫЙ ТЕХНИЧЕСКИЙ УНИВЕРСИТЕТ”</text:p>
      <text:p text:style-name="P8">Кафедра “Промышленная экология и техносферная безопасность”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8">П</text:span>рактическая работа по БЖД</text:p>
      <text:p text:style-name="P15"><text:span text:style-name="T2">Т</text:span><text:span text:style-name="T1">ема “</text:span><text:span text:style-name="T11">Защита от пожаров и взрывов</text:span><text:span text:style-name="T1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17">студент </text:span>группы ЦИСТбв-41 Нгуен Х. <text:span text:style-name="T17">А.</text:span></text:p>
      <text:p text:style-name="P7"/>
      <text:p text:style-name="P4">Принял:</text:p>
      <text:p text:style-name="P6">преподаватель <text:span text:style-name="T19">Аванесян Н.М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8"><text:a xlink:type="simple" xlink:href="#__RefHeading___Toc783_437011929" text:style-name="Index_20_Link" text:visited-style-name="Index_20_Link">Введение<text:tab/>3</text:a></text:p>
          <text:p text:style-name="P28"><text:a xlink:type="simple" xlink:href="#__RefHeading___Toc797_437011929" text:style-name="Index_20_Link" text:visited-style-name="Index_20_Link">Пожары<text:tab/>4</text:a></text:p>
          <text:p text:style-name="P29"><text:a xlink:type="simple" xlink:href="#__RefHeading___Toc799_437011929" text:style-name="Index_20_Link" text:visited-style-name="Index_20_Link">Основные методы прекращения горения при тушении пожаров<text:tab/>4</text:a></text:p>
          <text:p text:style-name="P28"><text:a xlink:type="simple" xlink:href="#__RefHeading___Toc3828_437011929" text:style-name="Index_20_Link" text:visited-style-name="Index_20_Link">Средства тушения пожаров<text:tab/>5</text:a></text:p>
          <text:p text:style-name="P29"><text:a xlink:type="simple" xlink:href="#__RefHeading___Toc785_437011929" text:style-name="Index_20_Link" text:visited-style-name="Index_20_Link">Классификация<text:tab/>5</text:a></text:p>
          <text:p text:style-name="P29"><text:a xlink:type="simple" xlink:href="#__RefHeading___Toc801_437011929" text:style-name="Index_20_Link" text:visited-style-name="Index_20_Link">Системы пожарной сигнализации<text:tab/>6</text:a></text:p>
          <text:p text:style-name="P29"><text:a xlink:type="simple" xlink:href="#__RefHeading___Toc803_437011929" text:style-name="Index_20_Link" text:visited-style-name="Index_20_Link">Законодательство<text:tab/>7</text:a></text:p>
          <text:p text:style-name="P28"><text:a xlink:type="simple" xlink:href="#__RefHeading___Toc793_437011929" text:style-name="Index_20_Link" text:visited-style-name="Index_20_Link">Взрывы<text:tab/>7</text:a></text:p>
          <text:p text:style-name="P28"><text:a xlink:type="simple" xlink:href="#__RefHeading___Toc795_437011929" text:style-name="Index_20_Link" text:visited-style-name="Index_20_Link">Список литературы<text:tab/>8</text:a></text:p>
        </text:index-body>
      </text:table-of-content>
      <text:h text:style-name="P30" text:outline-level="1"/>
      <text:h text:style-name="P31" text:outline-level="1"><text:bookmark-start text:name="__RefHeading___Toc783_437011929"/>Введение<text:bookmark-end text:name="__RefHeading___Toc783_437011929"/></text:h>
      <text:p text:style-name="P11">Пожары и взрывы являются самыми распространенными чрезвычайными событиями в современном <text:span text:style-name="T69">мире</text:span>. <text:span text:style-name="T69">Во всём мире </text:span>ежегодно регистрир<text:span text:style-name="T78">уется</text:span> 2,5-4,5 млн. пожаров, <text:span text:style-name="T85">в</text:span> которых <text:span text:style-name="T85">погибают</text:span> <text:span text:style-name="T69">до </text:span>62 тыс<text:span text:style-name="T69">яч</text:span> <text:span text:style-name="T69">ч</text:span>еловек. <text:span text:style-name="T86">П</text:span><text:span text:style-name="T83">ожары унос</text:span><text:span text:style-name="T86">ят</text:span><text:span text:style-name="T83"> тысячи человеческих жизней, разруш</text:span><text:span text:style-name="T87">ют</text:span><text:span text:style-name="T83"> </text:span><text:span text:style-name="T84">среды обитания </text:span><text:span text:style-name="T88">для</text:span><text:span text:style-name="T84"> флоры и фауны. </text:span><text:span text:style-name="T38">Вышедший из под контроля огонь способен вызвать огромные разрушительные, а также смертоносные последствия.</text:span></text:p>
      <text:p text:style-name="P12">Цель работы – ознакомление с опасностями пожаров и взрывов, <text:span text:style-name="T100">способов предотвращений и защиты от них.</text:span></text:p>
      <text:h text:style-name="P34" text:outline-level="1"><text:bookmark-start text:name="__RefHeading___Toc797_437011929"/><text:span text:style-name="T116">Пожары</text:span><text:bookmark-end text:name="__RefHeading___Toc797_437011929"/></text:h>
      <text:p text:style-name="P21"><text:span text:style-name="T71"><text:tab/>Пожар</text:span><text:span text:style-name="T77">ом</text:span><text:span text:style-name="T61"> называется неконтролируемый процесс горения, опасный для здоровья и жизни людей, наносящий материальный ущерб. </text:span><text:span text:style-name="T70">Горение</text:span> – всякая реакция окисления-восстановления, при которой выделяется тепло. <text:span text:style-name="T93">[1]</text:span></text:p>
      <text:p text:style-name="P21"><text:tab/><text:span text:style-name="T89">Помимо огня опасность представляет ещё ядовитый угарный газ, который возникает в процессе горения </text:span><text:span text:style-name="T90">веществ органического типа</text:span><text:span text:style-name="T89">.</text:span></text:p>
      <text:p text:style-name="P22"><text:span text:style-name="T32">Классификация пожаров</text:span><text:span text:style-name="T36"> </text:span><text:span text:style-name="T33">п</text:span><text:span text:style-name="T99">о виду горючего вещества:</text:span></text:p>
      <text:list text:style-name="L1">
        <text:list-item>
          <text:p text:style-name="P38">пожары твердых горючих веществ и материалов (A);</text:p>
        </text:list-item>
        <text:list-item>
          <text:p text:style-name="P39">пожары горючих жидкостей или плавящихся твердых веществ и материалов (B);</text:p>
        </text:list-item>
        <text:list-item>
          <text:p text:style-name="P39">пожары газов (C);</text:p>
        </text:list-item>
        <text:list-item>
          <text:p text:style-name="P39">пожары металлов (D);</text:p>
        </text:list-item>
        <text:list-item>
          <text:p text:style-name="P39">пожары горючих веществ и материалов электроустановок, находящихся под напряжением (E);</text:p>
        </text:list-item>
        <text:list-item>
          <text:p text:style-name="P39">пожары ядерных материалов, радиоактивных отходов и радиоактивных веществ (F).</text:p>
        </text:list-item>
      </text:list>
      <text:p text:style-name="P16"><text:span text:style-name="T106"><text:tab/></text:span><text:span text:style-name="T12">Для </text:span><text:span text:style-name="T13">исключения возможностей возникновении пожаров </text:span><text:span text:style-name="T14">проводятся </text:span><text:span text:style-name="T15">профилактические визиты и плановые проверки по пожарной безопасности. </text:span><text:span text:style-name="T16">Плановые проверки проводятся в организациях, с чрезвычайно высоким уровнем риска, </text:span><text:span text:style-name="T23">работающих с опасными производственными объектами второго класса </text:span><text:span text:style-name="T24">и</text:span><text:span text:style-name="T23"> гидротехническими сооружениями второго класса.</text:span></text:p>
      <text:h text:style-name="P37" text:outline-level="2"><text:bookmark-start text:name="__RefHeading___Toc799_437011929"/>Основные методы прекращения горения при тушении пожаров<text:bookmark-end text:name="__RefHeading___Toc799_437011929"/></text:h>
      <text:p text:style-name="P9"><text:tab/>Основных методов тушения всего 5 <text:span text:style-name="T115">[1, с.194]</text:span>:</text:p>
      <text:list text:style-name="L2">
        <text:list-item>
          <text:p text:style-name="P47">Удаление из зоны горения горючих материалов</text:p>
        </text:list-item>
        <text:list-item>
          <text:p text:style-name="P47">Изоляция зоны горения от доступа окислителя</text:p>
        </text:list-item>
        <text:list-item>
          <text:p text:style-name="P47"><text:soft-page-break/>Охлаждение зоны горения веществами, которые отнимают часть тепла, идущего на продолжение горения</text:p>
        </text:list-item>
        <text:list-item>
          <text:p text:style-name="P47">Разбавление реагирующих в процессе горения веществ газами, не поддерживающими горение</text:p>
        </text:list-item>
        <text:list-item>
          <text:p text:style-name="P47">Химическое торможение реакции горения</text:p>
        </text:list-item>
      </text:list>
      <text:h text:style-name="P33" text:outline-level="1"><text:bookmark-start text:name="__RefHeading___Toc3828_437011929"/><text:span text:style-name="T101">Средства т</text:span>ушени<text:span text:style-name="T101">я </text:span>пожаров<text:bookmark-end text:name="__RefHeading___Toc3828_437011929"/></text:h>
      <text:h text:style-name="P35" text:outline-level="2"><text:bookmark-start text:name="__RefHeading___Toc785_437011929"/><text:span text:style-name="T114">К</text:span>лассификаци<text:span text:style-name="T114">я</text:span><text:bookmark-end text:name="__RefHeading___Toc785_437011929"/></text:h>
      <text:p text:style-name="P25">Классификаций средств пожаротушения существует много видов, среди которых различают:</text:p>
      <text:list text:style-name="L3">
        <text:list-item>
          <text:p text:style-name="P42">Подручные средства пожаротушения.</text:p>
        </text:list-item>
        <text:list-item>
          <text:p text:style-name="P42">Первичные средства пожаротушения.</text:p>
        </text:list-item>
        <text:list-item>
          <text:p text:style-name="P42">Мобильные средства пожаротушения.</text:p>
        </text:list-item>
        <text:list-item>
          <text:p text:style-name="P42">Автоматические средства пожаротушения.</text:p>
        </text:list-item>
      </text:list>
      <text:h text:style-name="P36" text:outline-level="2" text:is-list-header="true"/>
      <text:p text:style-name="P23"><text:span text:style-name="Strong_20_Emphasis"><text:span text:style-name="T48">К</text:span></text:span><text:span text:style-name="Strong_20_Emphasis"><text:span text:style-name="T46"> </text:span></text:span><text:span text:style-name="Strong_20_Emphasis"><text:span text:style-name="T43">п</text:span></text:span><text:span text:style-name="Strong_20_Emphasis"><text:span text:style-name="T41">одручны</text:span></text:span><text:span text:style-name="Strong_20_Emphasis"><text:span text:style-name="T45">м </text:span></text:span><text:span text:style-name="Strong_20_Emphasis"><text:span text:style-name="T41">средств</text:span></text:span><text:span text:style-name="Strong_20_Emphasis"><text:span text:style-name="T45">ам</text:span></text:span><text:span text:style-name="Strong_20_Emphasis"><text:span text:style-name="T41"> </text:span></text:span><text:span text:style-name="Strong_20_Emphasis"><text:span text:style-name="T44">пожаротушения</text:span></text:span><text:span text:style-name="Strong_20_Emphasis"><text:span text:style-name="T46"> </text:span></text:span><text:span text:style-name="Strong_20_Emphasis"><text:span text:style-name="T48">относят</text:span></text:span><text:span text:style-name="Strong_20_Emphasis"><text:span text:style-name="T46">: </text:span></text:span><text:span text:style-name="Strong_20_Emphasis"><text:span text:style-name="T50">в</text:span></text:span><text:span text:style-name="Strong_20_Emphasis"><text:span text:style-name="T49">оду</text:span></text:span><text:span text:style-name="Strong_20_Emphasis"><text:span text:style-name="T39">. </text:span></text:span><text:span text:style-name="Strong_20_Emphasis"><text:span text:style-name="T50">с</text:span></text:span><text:span text:style-name="Strong_20_Emphasis"><text:span text:style-name="T49">ыпучие вещества</text:span></text:span><text:span text:style-name="Strong_20_Emphasis"><text:span text:style-name="T50"> </text:span></text:span><text:span text:style-name="Strong_20_Emphasis"><text:span text:style-name="T53">(почва, песок), </text:span></text:span><text:span text:style-name="Strong_20_Emphasis"><text:span text:style-name="T50">плотн</text:span></text:span><text:span text:style-name="Strong_20_Emphasis"><text:span text:style-name="T54">ую</text:span></text:span><text:span text:style-name="Strong_20_Emphasis"><text:span text:style-name="T50"> т</text:span></text:span><text:span text:style-name="Strong_20_Emphasis"><text:span text:style-name="T49">кань</text:span></text:span><text:span text:style-name="Strong_20_Emphasis"><text:span text:style-name="T40"> </text:span></text:span><text:span text:style-name="T46">из натуральных материалов. </text:span><text:span text:style-name="T48">Воду лучше не использовать при тушений пожара электрические приборы.</text:span></text:p>
      <text:p text:style-name="P60"><text:bookmark-start text:name="__RefHeading___Toc787_437011929"/><text:span text:style-name="T42"><text:tab/></text:span><text:span text:style-name="T52">Среди </text:span><text:span text:style-name="T42">п</text:span><text:span text:style-name="T41">ервичны</text:span><text:span text:style-name="T42">х</text:span><text:span text:style-name="T41"> средств пожаротушения</text:span><text:span text:style-name="T52">: </text:span><text:span text:style-name="T67">о</text:span><text:span text:style-name="T68">гнетушители, </text:span><text:span text:style-name="Strong_20_Emphasis"><text:span text:style-name="T50">г</text:span></text:span><text:span text:style-name="Strong_20_Emphasis"><text:span text:style-name="T51">енераторы огнетушащего аэрозоля </text:span></text:span><text:span text:style-name="Strong_20_Emphasis"><text:span text:style-name="T52">(одноразовые </text:span></text:span><text:span text:style-name="Strong_20_Emphasis"><text:span text:style-name="T51">аэрозольны</text:span></text:span><text:span text:style-name="Strong_20_Emphasis"><text:span text:style-name="T52">е</text:span></text:span><text:span text:style-name="Strong_20_Emphasis"><text:span text:style-name="T51"> огнетушител</text:span></text:span><text:span text:style-name="Strong_20_Emphasis"><text:span text:style-name="T52">и), п</text:span></text:span><text:span text:style-name="Strong_20_Emphasis"><text:span text:style-name="T49">ожарные краны, </text:span></text:span><text:span text:style-name="Strong_20_Emphasis"><text:span text:style-name="T52">р</text:span></text:span><text:span text:style-name="Strong_20_Emphasis"><text:span text:style-name="T49">учной инструмент</text:span></text:span><text:span text:style-name="Strong_20_Emphasis"><text:span text:style-name="T39"> </text:span></text:span><text:span text:style-name="Strong_20_Emphasis"><text:span text:style-name="T40">(</text:span></text:span><text:span text:style-name="T46">топоры, ломы, лопаты, ящики с песком, вёдра в виде конуса</text:span><text:span text:style-name="T47">), </text:span><text:span text:style-name="Strong_20_Emphasis"><text:span text:style-name="T52">п</text:span></text:span><text:span text:style-name="Strong_20_Emphasis"><text:span text:style-name="T49">ротивопожарное полотно</text:span></text:span><text:span text:style-name="Strong_20_Emphasis"><text:span text:style-name="T52">.</text:span></text:span><text:bookmark-end text:name="__RefHeading___Toc787_437011929"/></text:p>
      <text:p text:style-name="P17"><text:span text:style-name="T107"><text:tab/></text:span><text:span text:style-name="T108">В зависимости от используемого огнегасящего материала </text:span><text:span text:style-name="T109">огнетушители бывают</text:span><text:span text:style-name="T108">: </text:span><text:span text:style-name="T109">пенными </text:span><text:span text:style-name="T113">(ОХП)</text:span><text:span text:style-name="T109">, </text:span><text:span text:style-name="T113">воздушно-пенными (ОВП),</text:span><text:span text:style-name="T109"> углекислотными </text:span><text:span text:style-name="T113">(ОУ)</text:span><text:span text:style-name="T109">, порошковые </text:span><text:span text:style-name="T113">(ОП)</text:span><text:span text:style-name="T109">, </text:span><text:span text:style-name="T25">хладоновы</text:span><text:span text:style-name="T26">е (ОХ), </text:span><text:span text:style-name="T104">водные (ОВ), </text:span><text:span text:style-name="T26">воздушно-эмульсионный (ОВЭ)</text:span><text:span text:style-name="T113">.</text:span><text:span text:style-name="T110"> </text:span><text:span text:style-name="T111">Также различают одноразовые и многоразовые </text:span><text:span text:style-name="T112">огнетушители.</text:span></text:p>
      <text:p text:style-name="P62"><text:bookmark-start text:name="__RefHeading___Toc791_437011929"/><text:soft-page-break/><text:span text:style-name="T70">Автоматические средства пожаротушения </text:span><text:span text:style-name="T116">это комплекс средств и оборудования, который приводится в действие пожарной сигнализацией и предназначен для ликвидации возгорания. Преимущество такого комплекса — независимость от человеческого фактора. </text:span><text:bookmark-end text:name="__RefHeading___Toc791_437011929"/></text:p>
      <text:h text:style-name="P37" text:outline-level="2"><text:bookmark-start text:name="__RefHeading___Toc801_437011929"/>Системы пожарной сигнализации<text:bookmark-end text:name="__RefHeading___Toc801_437011929"/></text:h>
      <text:p text:style-name="P24"><text:span text:style-name="Strong_20_Emphasis"><text:span text:style-name="T34">Существует три вида систем пожарной сигнализации: пороговая, адресно-опросная, адресно-аналоговая.</text:span></text:span><text:span text:style-name="Strong_20_Emphasis"><text:span text:style-name="T37"> </text:span></text:span><text:span text:style-name="Strong_20_Emphasis"><text:span text:style-name="T35">Независимо от вида систем сигнализации пожара, они состоят из следующих устройств:</text:span></text:span></text:p>
      <text:list xml:id="list635664477" text:style-name="L7">
        <text:list-item>
          <text:p text:style-name="P40"><text:span text:style-name="T102">и</text:span>звещатели (датчики) – это чувствительные детекторы, способные определить возгорание с помощью анализа факторов наружной среды: высокой температуры, дыма и т.д.</text:p>
        </text:list-item>
        <text:list-item>
          <text:p text:style-name="P40"><text:span text:style-name="T103">п</text:span>риемно-контрольные устройства принимают и обрабатывают информацию, поступившую с датчиков.</text:p>
        </text:list-item>
        <text:list-item>
          <text:p text:style-name="P48"><text:span text:style-name="T22">и</text:span><text:span text:style-name="T21">сполнительные периферийные устройства – пульты управления, контроль изоляции, реле, оповещатели.</text:span></text:p>
        </text:list-item>
      </text:list>
      <text:p text:style-name="P52"><text:span text:style-name="T55">Категорий помещений по взрыво- и пожароопасности</text:span></text:p>
      <text:p text:style-name="P50"><text:span text:style-name="T55">В соответствии с нормативами по пожарной безопасности </text:span><text:span text:style-name="T58">(НПБ) 105-03 здания и сооружения, где распологается производства, подразделяются на 5 категорий от А до Д.</text:span></text:p>
      <text:p text:style-name="P61"><text:span text:style-name="T74">Действия</text:span><text:span text:style-name="T70"> при пожаре </text:span><text:span text:style-name="T75">на предприяти</text:span><text:span text:style-name="T76">и</text:span></text:p>
      <text:list xml:id="list124353674709377" text:continue-numbering="true" text:style-name="L7">
        <text:list-item>
          <text:p text:style-name="P53">Немедленно сообщит<text:span text:style-name="T81">ь</text:span> о возгорани<text:span text:style-name="T80">и </text:span>или задымлении по телефону <text:span text:style-name="T81">по номеру</text:span> <text:span text:style-name="T81">01 или 101</text:span> в пожарную часть.</text:p>
        </text:list-item>
        <text:list-item>
          <text:p text:style-name="P54">Включить систему оповещения людей о пожаре, <text:span text:style-name="T82">нажав на кнопку пожарной сигнализации</text:span></text:p>
        </text:list-item>
        <text:list-item>
          <text:p text:style-name="P49"><text:span text:style-name="T21">Эвакуироваться из здани</text:span><text:span text:style-name="T27">я</text:span><text:span text:style-name="T21"> в безопасное место по плану эвакуации, по пути </text:span><text:span text:style-name="T28">сообщить другим сотрудникам о пожаре</text:span></text:p>
        </text:list-item>
      </text:list>
      <text:h text:style-name="Heading_20_2" text:outline-level="2"><text:bookmark-start text:name="__RefHeading___Toc803_437011929"/><text:soft-page-break/><text:span text:style-name="T63">З</text:span><text:span text:style-name="T62">аконодательство</text:span><text:bookmark-end text:name="__RefHeading___Toc803_437011929"/></text:h>
      <text:p text:style-name="P20"><text:span text:style-name="T63"><text:tab/></text:span><text:span text:style-name="T64">В Российской Федерации пожарная безопасность регулируется федеральным законом </text:span><text:span text:style-name="T29">"О пожарной безопасности" от 21.12.1994 N 69-ФЗ. </text:span><text:span text:style-name="T30">Также есть федеральный закон </text:span><text:span text:style-name="T29">"Технический регламент о требованиях пожарной безопасности" от 22.07.2008 N 123-ФЗ, </text:span><text:span text:style-name="T30">который устанавливает требования пожарной безопасности к зданиям, сооружениям и строениям, промышленным объектам, пожарно-технической продукции и продукции общего назначения. </text:span><text:span text:style-name="T31">Также этот закон регламентирует проектирование, пуско-наладку и сервисное обслуживание систем пожаротушения.</text:span></text:p>
      <text:h text:style-name="P33" text:outline-level="1"><text:bookmark-start text:name="__RefHeading___Toc793_437011929"/>Взрыв<text:span text:style-name="T79">ы</text:span><text:bookmark-end text:name="__RefHeading___Toc793_437011929"/></text:h>
      <text:p text:style-name="P18"><text:tab/><text:span text:style-name="T72">Взрыв</text:span><text:span text:style-name="T20"> это чрезвычайно быстрая химическая реакция, сопровождающаяся выделе</text:span>нием энергии и образованием сжатых газов (ударной волны), способных поражать людей на расстоянии. </text:p>
      <text:p text:style-name="P18"><text:tab/><text:span text:style-name="T91">Основными поражающими факторами </text:span><text:span text:style-name="T92">является </text:span><text:span text:style-name="T94">ударная волна, осколки, </text:span><text:span text:style-name="T95">высокая температура пламени.</text:span></text:p>
      <text:p text:style-name="P19"><text:span text:style-name="T96"><text:tab/>Взрыв может пройзойти в результате пожара, неосторожного обращения с огнём на взрывоопасном объекте, </text:span><text:span text:style-name="T97">стихийного бедствия (удар молнии, извержение вулкана),</text:span><text:span text:style-name="T96"> террористического акта, </text:span><text:span text:style-name="T118">попадани</text:span><text:span text:style-name="T119">я</text:span><text:span text:style-name="T118"> артиллерийского снаряда, ракет, бомб. </text:span></text:p>
      <text:p text:style-name="P56"><text:span text:style-name="T73"><text:tab/></text:span><text:span text:style-name="T3">При угрозе взрыва </text:span><text:span text:style-name="T4">находя</text:span><text:span text:style-name="T8">с</text:span><text:span text:style-name="T4">ь </text:span><text:span text:style-name="T5">в зданий</text:span><text:span text:style-name="T3"> нужно использовать правило “двух стен”. Первая стена берет на себя силу взрыва, вторая принимает на себя осколки. </text:span><text:span text:style-name="T9">Если</text:span><text:span text:style-name="T6"> нет такой возможности нужно лечь на живот, подальше от окон. </text:span><text:span text:style-name="T7">Также можно эвакуироваться </text:span><text:span text:style-name="T10">в</text:span><text:span text:style-name="T7"> бомбоубежища.</text:span></text:p>
      <text:p text:style-name="P27"/>
      <text:p text:style-name="P26"/>
      <text:p text:style-name="P55"/>
      <text:p text:style-name="P19"/>
      <text:h text:style-name="P32" text:outline-level="1"><text:bookmark-start text:name="__RefHeading___Toc795_437011929"/>Список литературы<text:bookmark-end text:name="__RefHeading___Toc795_437011929"/></text:h>
      <text:list text:style-name="L8">
        <text:list-item>
          <text:p text:style-name="P41">Безопасность жизнедеятельности : учебник и практикум для среднего профессионального образования / С. В. Абрамова [и др.] ; под общей редакцией В. П. Соломина. — Москва : Издательство Юрайт, 2023. — 399 с. — (Профессиональное образование). — ISBN 978-5-534-02041-0.</text:p>
        </text:list-item>
        <text:list-item>
          <text:p text:style-name="P57">Аванесян Н.М. Лекционный материал по БЖД. / <text:span text:style-name="T98">УлГТУ - 2023</text:span></text:p>
        </text:list-item>
        <text:list-item>
          <text:p text:style-name="P58">Сычев Ю.Н. БЖД: учебно-практическое пособие / Московский государственный университет экономики, статистики и информатики. — М., 2005. — 226 с.</text:p>
        </text:list-item>
        <text:list-item>
          <text:p text:style-name="P59"><text:span text:style-name="T65">Системы пожарной сигнализации. Виды и устройства. Принцип действия: [Электронный ресурс]. // </text:span><text:span text:style-name="T105">ЭЛЕКТРОСАМ.РУ,</text:span><text:span text:style-name="T65"> URL: </text:span><text:a xlink:type="simple" xlink:href="https://electrosam.ru/glavnaja/slabotochnye-seti/sistemy-pozharnoi-signalizatsii/" text:style-name="Internet_20_link" text:visited-style-name="Visited_20_Internet_20_Link"><text:span text:style-name="T66">https://electrosam.ru/glavnaja/slabotochnye-seti/sistemy-pozharnoi-signalizatsii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2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5-30T12:43:51.941536786</dc:date>
    <meta:editing-duration>PT13H50M38S</meta:editing-duration>
    <meta:editing-cycles>248</meta:editing-cycles>
    <meta:generator>LibreOffice/7.5.3.2$Linux_X86_64 LibreOffice_project/50$Build-2</meta:generator>
    <meta:document-statistic meta:table-count="0" meta:image-count="0" meta:object-count="0" meta:page-count="8" meta:paragraph-count="79" meta:word-count="844" meta:character-count="6856" meta:non-whitespace-character-count="6091"/>
  </office:meta>
</office:document-meta>
</file>